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0600000067CEE7522F.gif" manifest:media-type=""/>
  <manifest:file-entry manifest:full-path="Pictures/1000000000000138000000729816B088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10.201cm" style:rel-column-width="39321*"/>
    </style:style>
    <style:style style:name="Table1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1.C1" style:family="table-cell">
      <style:table-cell-properties fo:padding="0.097cm" fo:border="0.05pt solid #666666"/>
    </style:style>
    <style:style style:name="Table1.A2" style:family="table-cell">
      <style:table-cell-properties fo:padding="0.097cm" fo:border-left="0.05pt solid #666666" fo:border-right="none" fo:border-top="none" fo:border-bottom="0.05pt solid #666666"/>
    </style:style>
    <style:style style:name="Table1.C2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officeooo:rsid="002b3f9f" officeooo:paragraph-rsid="002ce123" style:font-size-asian="12pt" style:font-size-complex="12pt"/>
    </style:style>
    <style:style style:name="P4" style:family="paragraph" style:parent-style-name="Table_20_Heading">
      <style:text-properties style:font-name="Times New Roman" fo:font-size="12pt" officeooo:rsid="002a49c6" officeooo:paragraph-rsid="002a49c6" style:font-size-asian="12pt" style:font-size-complex="12pt"/>
    </style:style>
    <style:style style:name="P5" style:family="paragraph" style:parent-style-name="Standard" style:master-page-name="SANSA">
      <style:paragraph-properties fo:text-align="start" style:justify-single-word="false" style:page-number="auto"/>
      <style:text-properties style:font-name="Times New Roman" fo:font-size="14pt" fo:font-weight="bold" officeooo:rsid="00295e5a" officeooo:paragraph-rsid="0025b4a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officeooo:rsid="00340748" officeooo:paragraph-rsid="00340748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2a49c6" officeooo:paragraph-rsid="002ce123" style:font-size-asian="12pt" style:font-size-complex="12pt"/>
    </style:style>
    <style:style style:name="T1" style:family="text">
      <style:text-properties officeooo:rsid="002f602c"/>
    </style:style>
    <style:style style:name="T2" style:family="text">
      <style:text-properties officeooo:rsid="0035543f"/>
    </style:style>
    <style:style style:name="T3" style:family="text">
      <style:text-properties officeooo:rsid="0035eb6c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rders List for {{request.user }}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P4">Order ID</text:p>
            </table:table-cell>
            <table:table-cell table:style-name="Table1.A1" office:value-type="string">
              <text:p text:style-name="P4">Date</text:p>
            </table:table-cell>
            <table:table-cell table:style-name="Table1.C1" office:value-type="string">
              <text:p text:style-name="P4">Status</text:p>
            </table:table-cell>
          </table:table-row>
        </table:table-header-rows>
        <table:table-row>
          <table:table-cell table:style-name="Table1.A2" office:value-type="string">
            <text:p text:style-name="P2">{% xmlfor myRecord in myRecords %}<text:span text:style-name="T1">{{ myRecord.id }}</text:span></text:p>
          </table:table-cell>
          <table:table-cell table:style-name="Table1.A2" office:value-type="string">
            <text:p text:style-name="P6">{{ myRecord.order_date }}</text:p>
          </table:table-cell>
          <table:table-cell table:style-name="Table1.C2" office:value-type="string">
            <text:p text:style-name="P7">{{ myRecord.order_status}}{% if myRecord.get_recent_history_date %}: {{ myRecord.get_recent_history_date }}{% endif %}</text:p>
            <text:p text:style-name="P3">{% endxmlfor %}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4.279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SANSA" style:page-layout-name="Mpm2">
      <style:header>
        <text:p text:style-name="Header"><draw:frame draw:style-name="Mfr1" draw:name="graphics3" text:anchor-type="paragraph" svg:x="0.002cm" svg:y="-2.688cm" svg:width="8.431cm" svg:height="3.08cm" draw:z-index="0"><draw:image xlink:href="Pictures/1000000000000138000000729816B088.gif" xlink:type="simple" xlink:show="embed" xlink:actuate="onLoad"/></draw:frame></text:p>
      </style:header>
      <style:footer>
        <text:p text:style-name="Footer"><draw:frame draw:style-name="Mfr2" draw:name="graphics1" text:anchor-type="paragraph" svg:width="20.877cm" svg:height="2.528cm" draw:z-index="1"><draw:image xlink:href="Pictures/100002000000030600000067CEE7522F.gif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9:35:31</meta:creation-date>
    <dc:date>2013-09-18T15:23:35</dc:date>
    <meta:editing-duration>PT3H29M57S</meta:editing-duration>
    <meta:editing-cycles>28</meta:editing-cycles>
    <meta:generator>LibreOffice/4.0.3.3$MacOSX_x86 LibreOffice_project/0eaa50a932c8f2199a615e1eb30f7ac74279539</meta:generator>
    <meta:document-statistic meta:table-count="1" meta:image-count="2" meta:object-count="0" meta:page-count="1" meta:paragraph-count="8" meta:word-count="34" meta:character-count="261" meta:non-whitespace-character-count="235"/>
  </office:meta>
</office:document-meta>
</file>